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02.16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29.54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94.39pt"/>
    </style:style>
    <style:style style:name="co7" style:family="table-column">
      <style:table-column-properties fo:break-before="auto" style:column-width="122.94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66.3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tudies_using_the_similar_analys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Studies</text:p>
          </table:table-cell>
          <table:table-cell office:value-type="string" calcext:value-type="string" table:number-columns-spanned="4" table:number-rows-spanned="1">
            <text:p>Analyses</text:p>
          </table:table-cell>
          <table:covered-table-cell table:number-columns-repeated="3"/>
          <table:table-cell/>
          <table:table-cell office:value-type="string" calcext:value-type="string" table:number-columns-spanned="5" table:number-rows-spanned="1">
            <text:p>Denoising Methods</text:p>
          </table:table-cell>
          <table:covered-table-cell table:number-columns-repeated="4"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ivariate Activation</text:p>
          </table:table-cell>
          <table:table-cell office:value-type="string" calcext:value-type="string">
            <text:p>Repetition Suppression</text:p>
          </table:table-cell>
          <table:table-cell office:value-type="string" calcext:value-type="string">
            <text:p>RSA</text:p>
          </table:table-cell>
          <table:table-cell office:value-type="string" calcext:value-type="string">
            <text:p>MVPA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ead Motion</text:p>
          </table:table-cell>
          <table:table-cell office:value-type="string" calcext:value-type="string">
            <text:p>Physiological Recordings</text:p>
          </table:table-cell>
          <table:table-cell office:value-type="string" calcext:value-type="string">
            <text:p>CompCor</text:p>
          </table:table-cell>
          <table:table-cell office:value-type="string" calcext:value-type="string">
            <text:p>High-pass Filter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a xlink:href="http://www.pnas.org/lookup/doi/10.1073/pnas.1818575116" xlink:type="simple">PNAS_2019_Taylor</text:a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a xlink:href="https://doi.org/10.1016/j.cub.2020.04.039" xlink:type="simple">CB_2020_Rezk</text:a>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a xlink:href="https://linkinghub.elsevier.com/retrieve/pii/S0896627319305677" xlink:type="simple">Neuron_2019_Yokoi</text:a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robust-weighted least square estimation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<text:a xlink:href="https://doi.org/10.1016/j.neuroimage.2020.116892" xlink:type="simple">NI_2020_Meersmans</text:a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style-name="ce2" office:value-type="string" calcext:value-type="string">
            <text:p>No denoising information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<text:a xlink:href="http://cercor.oxfordjournals.org/cgi/doi/10.1093/cercor/bhw300" xlink:type="simple">CC_2016_Zhao</text:a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0s</text:p>
          </table:table-cell>
          <table:table-cell/>
          <table:table-cell table:style-name="ce2" office:value-type="string" calcext:value-type="string">
            <text:p>No denoising information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<text:a xlink:href="http://dx.doi.org/10.1016/j.neuroimage.2013.11.054" xlink:type="simple">NI_2014_Rothlein</text:a>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6 parameters</text:p>
          </table:table-cell>
          <table:table-cell table:number-columns-repeated="3"/>
          <table:table-cell table:style-name="ce2" office:value-type="string" calcext:value-type="string">
            <text:p>Drift (1 linear trend and 6 nonlinear trend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a xlink:href="http://www.jneurosci.org/cgi/doi/10.1523/JNEUROSCI.4889-12.2013" xlink:type="simple">JN_2013_Ward</text:a>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  <table:table-cell table:style-name="ce2" office:value-type="string" calcext:value-type="string">
            <text:p>Drift (quadratic polynomial)</text:p>
          </table:table-cell>
          <table:table-cell table:style-name="ce2" office:value-type="string" calcext:value-type="string">
            <text:p>No denoising information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a xlink:href="http://www.sciencemag.org/cgi/doi/10.1126/science.1244333" xlink:type="simple">Science_2013_Boets</text:a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6 paramet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://dx.doi.org/10.1016/j.neuropsychologia.2011.11.007" xlink:type="simple">Neuropsychologia_2012_Jimura</text:a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12 paramet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doi.org/10.1016/j.bandl.2019.01.002" xlink:type="simple">B&amp;L_2019_Glezer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a xlink:href="http://dx.doi.org/10.1016/j.neuroimage.2016.12.054" xlink:type="simple">NI_2017_Purcell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6 parameter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28s</text:p>
          </table:table-cell>
          <table:table-cell/>
          <table:table-cell table:style-name="ce2" office:value-type="string" calcext:value-type="string">
            <text:p>Didn’t provide the number of compon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a xlink:href="http://dx.doi.org/10.1016/j.neuroimage.2016.05.072" xlink:type="simple">NI_2016_Glezer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<text:a xlink:href="https://academic.oup.com/cercor/article-lookup/doi/10.1093/cercor/bhv147" xlink:type="simple">CC_2016_Harris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4"/>
          <table:table-cell table:style-name="ce2" office:value-type="string" calcext:value-type="string">
            <text:p>No denoising information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<text:a xlink:href="http://www.sciencedirect.com/science/article/pii/S0093934X14001862" xlink:type="simple">B&amp;L_2015_McNorgan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rtRepair</text:p>
          </table:table-cell>
          <table:table-cell table:number-columns-repeated="4"/>
          <table:table-cell table:style-name="ce2" office:value-type="string" calcext:value-type="string">
            <text:p>No denoising information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a xlink:href="https://academic.oup.com/cercor/article-lookup/doi/10.1093/cercor/bhs211" xlink:type="simple">CC_2013_Gardelle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a xlink:href="https://elifesciences.org/articles/10762" xlink:type="simple">eLife_2016_Siuda-Krzywicka</text:a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paramet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a xlink:href="https://www.nature.com/articles/nn.3337#Sec15" xlink:type="simple">NN_2013_McNamee</text:a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" office:value-type="string" calcext:value-type="string">
            <text:p>Gaussian naive Bayes</text:p>
          </table:table-cell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0s</text:p>
          </table:table-cell>
          <table:table-cell/>
          <table:table-cell table:style-name="Default"/>
          <table:table-cell table:number-columns-repeated="1012"/>
        </table:table-row>
        <table:table-row table:style-name="ro3">
          <table:table-cell office:value-type="string" calcext:value-type="string">
            <text:p><text:a xlink:href="https://www.nature.com/articles/ncomms9151#Sec9" xlink:type="simple">NatComm_2015_Schlichting</text:a>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SS</text:p>
          </table:table-cell>
          <table:table-cell table:style-name="ce2" office:value-type="string" calcext:value-type="string">
            <text:p>12 parameters; FD, and DVARS</text:p>
          </table:table-cell>
          <table:table-cell table:number-columns-repeated="2"/>
          <table:table-cell office:value-type="string" calcext:value-type="string">
            <text:p>sigma 50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a xlink:href="https://www.jneurosci.org/content/31/41/14592.full#sec-2" xlink:type="simple">JN_2011_Woolgar</text:a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Linear SVM</text:p>
          </table:table-cell>
          <table:table-cell table:style-name="ce2" office:value-type="string" calcext:value-type="string">
            <text:p>movement parameters and run mean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Linear SVM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udies_using_RETROITOR_or_aCompCor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tudies_using_the_similar_analyses.B2:studies_using_the_similar_analyses.L2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4:44:22.307654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04:53:43.042981864</meta:creation-date>
    <meta:generator>LibreOffice/6.1.5.2$Linux_X86_64 LibreOffice_project/10$Build-2</meta:generator>
    <dc:date>2020-12-27T18:24:36.498475281</dc:date>
    <dc:creator>Shuai Wang</dc:creator>
    <meta:editing-duration>PT3H54M22S</meta:editing-duration>
    <meta:editing-cycles>29</meta:editing-cycles>
    <meta:document-statistic meta:table-count="2" meta:cell-count="113" meta:object-count="0"/>
  </office:meta>
</office:document-meta>
</file>